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1a036f" officeooo:paragraph-rsid="000732b8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a036f" officeooo:paragraph-rsid="000d8fa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c6475" officeooo:paragraph-rsid="000732b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c6475" officeooo:paragraph-rsid="0008197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197a" officeooo:paragraph-rsid="0008197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8197a" officeooo:paragraph-rsid="000d8fa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bed55" officeooo:paragraph-rsid="000bed5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d8fa0" officeooo:paragraph-rsid="000d8fa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1b760" officeooo:paragraph-rsid="0011b76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be61e" officeooo:paragraph-rsid="000732b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be61e" officeooo:paragraph-rsid="000d8fa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6pt" fo:font-weight="normal" officeooo:rsid="001a036f" officeooo:paragraph-rsid="000732b8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a036f" officeooo:paragraph-rsid="0008197a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1a036f" officeooo:paragraph-rsid="000732b8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0d8fa0" officeooo:paragraph-rsid="000d8fa0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a036f" officeooo:paragraph-rsid="000732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a036f" officeooo:paragraph-rsid="00159177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32b8" style:font-weight-asian="bold" style:font-weight-complex="bold"/>
    </style:style>
    <style:style style:name="T3" style:family="text">
      <style:text-properties officeooo:rsid="001c6475"/>
    </style:style>
    <style:style style:name="T4" style:family="text">
      <style:text-properties officeooo:rsid="000732b8"/>
    </style:style>
    <style:style style:name="T5" style:family="text">
      <style:text-properties officeooo:rsid="0008197a"/>
    </style:style>
    <style:style style:name="T6" style:family="text">
      <style:text-properties officeooo:rsid="000af6c7"/>
    </style:style>
    <style:style style:name="T7" style:family="text">
      <style:text-properties officeooo:rsid="000d8fa0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0732b8" style:font-size-asian="14pt" style:font-weight-asian="bold" style:font-size-complex="14pt" style:font-weight-complex="bold"/>
    </style:style>
    <style:style style:name="T10" style:family="text">
      <style:text-properties officeooo:rsid="0017ea69"/>
    </style:style>
    <style:style style:name="T11" style:family="text">
      <style:text-properties officeooo:rsid="001998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Squid </text:span><text:span text:style-name="T2">proxy</text:span><text:span text:style-name="T1"> Problem</text:span> </text:p>
      <text:p text:style-name="P1"/>
      <text:p text:style-name="P1"><text:span text:style-name="T4">S</text:span>quid proxy is not runing.</text:p>
      <text:p text:style-name="P1"/>
      <text:p text:style-name="P1">“Error : No running copy “ </text:p>
      <text:p text:style-name="P1"/>
      <text:p text:style-name="P1"><text:span text:style-name="T8"><text:s/></text:span><text:span text:style-name="T9">how check squid proxy error log</text:span><text:span text:style-name="T4"> <text:s/></text:span><text:s/></text:p>
      <text:p text:style-name="P1"/>
      <text:p text:style-name="P1"><text:s/><text:span text:style-name="T3">To check the error log on squid proxy </text:span></text:p>
      <text:p text:style-name="P1"/>
      <text:p text:style-name="P3">#vim /var/log/squid/<text:span text:style-name="T4">error</text:span>.log</text:p>
      <text:p text:style-name="P3"/>
      <text:p text:style-name="P13"><text:span text:style-name="T4">how check squidguard error log <text:s/></text:span><text:s/></text:p>
      <text:p text:style-name="P3"/>
      <text:p text:style-name="P4">#vim /var/log/squid/<text:span text:style-name="T4">error</text:span>.log</text:p>
      <text:p text:style-name="P4"/>
      <text:p text:style-name="P3">#vim /usr/lib/spool/squidguard.log</text:p>
      <text:p text:style-name="P1"/>
      <text:p text:style-name="P17"><text:span text:style-name="T8">solutions:</text:span></text:p>
      <text:p text:style-name="P17"><text:span text:style-name="T8"/></text:p>
      <text:p text:style-name="P14"><text:span text:style-name="T10">1</text:span>-&gt; Uncomment the squidguard config on squid proxy</text:p>
      <text:p text:style-name="P1"/>
      <text:p text:style-name="P5">Open the squid proxy config file</text:p>
      <text:p text:style-name="P5"/>
      <text:p text:style-name="P5">#vim /etc/squid/squid.conf</text:p>
      <text:p text:style-name="P5"/>
      <text:p text:style-name="P5">Find the <text:span text:style-name="T6">squidguard configuartion</text:span> line and commend the line </text:p>
      <text:p text:style-name="P5"/>
      <text:p text:style-name="P10">“#url_rewrite_program /usr/bin/squidGuard -c /etc/squid/squid.conf”</text:p>
      <text:p text:style-name="P1"/>
      <text:p text:style-name="P5">finally save and exit the squid config file </text:p>
      <text:p text:style-name="P5"/>
      <text:p text:style-name="P5">Resart the squid proxy service </text:p>
      <text:p text:style-name="P1"/>
      <text:p text:style-name="P1">#service squid restar<text:span text:style-name="T5">t</text:span></text:p>
      <text:p text:style-name="P1"/>
      <text:p text:style-name="P7">Now squid proxy service working fine </text:p>
      <text:p text:style-name="P7"/>
      <text:p text:style-name="P15"><text:span text:style-name="T10">2</text:span>-&gt; <text:span text:style-name="T11">C</text:span>onfigure the squidguard config on squid proxy </text:p>
      <text:p text:style-name="P8"/>
      <text:p text:style-name="P6">Open the squid proxy config file</text:p>
      <text:p text:style-name="P6"/>
      <text:p text:style-name="P6">#vim /etc/squid/squid.conf</text:p>
      <text:p text:style-name="P6"/>
      <text:p text:style-name="P6">Find the <text:span text:style-name="T6">squidguard configuartion</text:span> line and <text:span text:style-name="T7">un</text:span>commend the line </text:p>
      <text:p text:style-name="P6"/>
      <text:p text:style-name="P11">“url_rewrite_program /usr/bin/squidGuard -c /etc/squid/squid.conf”</text:p>
      <text:p text:style-name="P2"><text:soft-page-break/></text:p>
      <text:p text:style-name="P6"><text:span text:style-name="T7">S</text:span>ave and exit the squid config file </text:p>
      <text:p text:style-name="P6"/>
      <text:p text:style-name="P6">Resart the squid proxy service </text:p>
      <text:p text:style-name="P2"/>
      <text:p text:style-name="P2">#service squid restar<text:span text:style-name="T5">t</text:span></text:p>
      <text:p text:style-name="P2"/>
      <text:p text:style-name="P9">Now check the squid proxy working or not, it’s working fine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tsolutions4u </meta:initial-creator>
    <meta:creation-date>2017-12-05T18:09:32.011758811</meta:creation-date>
    <dc:date>2017-12-05T18:31:43.195046434</dc:date>
    <dc:creator>softsolutions4u </dc:creator>
    <meta:editing-duration>PT18M</meta:editing-duration>
    <meta:editing-cycles>16</meta:editing-cycles>
    <meta:generator>LibreOffice/4.3.7.2$Linux_x86 LibreOffice_project/430$Build-2</meta:generator>
    <meta:document-statistic meta:table-count="0" meta:image-count="0" meta:object-count="0" meta:page-count="2" meta:paragraph-count="28" meta:word-count="146" meta:character-count="1037" meta:non-whitespace-character-count="900"/>
  </office:meta>
</office:document-meta>
</file>